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DejaVu Sans Mono'" style:font-family-generic="swiss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style:line-height-at-least="0.397cm"/>
      <style:text-properties style:font-name="Consolas" fo:font-size="40pt" style:font-size-asian="40pt" style:font-size-complex="40pt"/>
    </style:style>
    <style:style style:name="P3" style:family="paragraph">
      <style:paragraph-properties fo:margin-top="0cm" fo:margin-bottom="0.499cm" style:line-height-at-least="0.397cm"/>
      <style:text-properties style:font-name="Consolas" fo:font-size="40pt" style:font-size-asian="40pt" style:font-size-complex="4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tyle="italic" style:font-style-asian="italic" style:font-style-complex="italic"/>
    </style:style>
    <style:style style:name="T1" style:family="text">
      <style:text-properties fo:color="#999999"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666666" style:font-name="Consolas" fo:font-size="40pt" style:font-size-asian="40pt" style:font-size-complex="40pt"/>
    </style:style>
    <style:style style:name="T4" style:family="text">
      <style:text-properties fo:color="#000000" style:font-name="Consolas" fo:font-size="40pt" style:font-size-asian="40pt" style:font-size-complex="40pt"/>
    </style:style>
    <style:style style:name="T5" style:family="text">
      <style:text-properties fo:color="#007020" style:font-name="Consolas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e84b5" style:font-name="Consolas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4070a0" style:font-name="Consolas" fo:font-size="40pt" style:font-size-asian="40pt" style:font-size-complex="40pt"/>
    </style:style>
    <style:style style:name="T8" style:family="text">
      <style:text-properties fo:color="#40a070" style:font-name="Consolas" fo:font-size="40pt" style:font-size-asian="40pt" style:font-size-complex="4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ORM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osmin Poieana</text:p>
            <text:p>&lt;<text:a xlink:href="mailto:cmin@ropython.org" xlink:type="simple">cmin@ropython.org</text:a>&gt;</text:p>
            <text:p/>
            <text:p/>
            <text:p text:style-name="P1">→<text:tab/><text:tab/>baze de date</text:p>
            <text:p text:style-name="P1">→<text:tab/><text:tab/>tipuri de ORM (modele)</text:p>
            <text:p text:style-name="P1">→<text:tab/><text:tab/>comparații (exemple)</text:p>
            <text:p text:style-name="P1">→<text:tab/><text:tab/>peewee</text:p>
            <text:p text:style-name="P1">→<text:tab/><text:tab/>resur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base AP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1">NoSQL</text:span></text:p>
                      </text:list-header>
                    </text:list>
                  </text:list-item>
                </text:list>
              </text:list-item>
              <text:list-item>
                <text:p>redis</text:p>
              </text:list-item>
              <text:list-item>
                <text:p>mongodb</text:p>
              </text:list-item>
              <text:list-item>
                <text:p>…</text:p>
                <text:p/>
                <text:list>
                  <text:list-item>
                    <text:list>
                      <text:list-header>
                        <text:p><text:s/><text:span text:style-name="T1">SQL</text:span></text:p>
                      </text:list-header>
                    </text:list>
                  </text:list-item>
                </text:list>
              </text:list-item>
              <text:list-item>
                <text:p>pyodbc</text:p>
              </text:list-item>
              <text:list-item>
                <text:p>sqlite3</text:p>
              </text:list-item>
              <text:list-item>
                <text:p>pymysql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qlite3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>Nu are nevoie de driver, server</text:p>
              </text:list-item>
              <text:list-item>
                <text:p>Static pe disc</text:p>
              </text:list-item>
              <text:list-item>
                <text:p>Interogări simple (+ mici modificări)</text:p>
                <text:p/>
                <text:p>1. conexiune</text:p>
                <text:p>2. obținere cursor</text:p>
                <text:p>3. execuție interogare</text:p>
                <text:p>*. <text:span text:style-name="T2">commit</text:span></text:p>
                <text:p>4. închid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4" draw:layer="layout" svg:width="25.199cm" svg:height="14.898cm" svg:x="1.4cm" svg:y="4.914cm" presentation:class="outline" presentation:user-transformed="true">
          <draw:text-box>
            <text:p text:style-name="P2"><text:span text:style-name="T3">&gt;&gt;&gt;</text:span><text:span text:style-name="T4"> </text:span><text:span text:style-name="T5">import</text:span><text:span text:style-name="T4"> </text:span><text:span text:style-name="T6">sqlite3</text:span></text:p>
            <text:p text:style-name="P2"><text:span text:style-name="T3">&gt;&gt;&gt;</text:span><text:span text:style-name="T4"> conn </text:span><text:span text:style-name="T3">=</text:span><text:span text:style-name="T4"> sqlite3</text:span><text:span text:style-name="T3">.</text:span><text:span text:style-name="T4">connect(</text:span><text:span text:style-name="T7">"ropy.db"</text:span><text:span text:style-name="T4">)</text:span></text:p>
            <text:p text:style-name="P2"><text:span text:style-name="T3">&gt;&gt;&gt;</text:span><text:span text:style-name="T4"> c </text:span><text:span text:style-name="T3">=</text:span><text:span text:style-name="T4"> conn</text:span><text:span text:style-name="T3">.</text:span><text:span text:style-name="T4">cursor()</text:span></text:p>
            <text:p text:style-name="P2"><text:span text:style-name="T3">&gt;&gt;&gt;</text:span><text:span text:style-name="T4"> c</text:span><text:span text:style-name="T3">.</text:span><text:span text:style-name="T4">execute(</text:span><text:span text:style-name="T7">"CREATE TABLE persoana (nume text, adresa text, varsta real)"</text:span><text:span text:style-name="T4">)</text:span></text:p>
            <text:p text:style-name="P2"><text:span text:style-name="T3">&gt;&gt;&gt;</text:span><text:span text:style-name="T4"> c</text:span><text:span text:style-name="T3">.</text:span><text:span text:style-name="T4">execute(</text:span><text:span text:style-name="T7">"INSERT INTO persoana VALUES ('Nume1', 'Adresa1', 20)"</text:span><text:span text:style-name="T4">)</text:span></text:p>
            <text:p text:style-name="P2"><text:span text:style-name="T3">&gt;&gt;&gt;</text:span><text:span text:style-name="T4"> conn</text:span><text:span text:style-name="T3">.</text:span><text:span text:style-name="T4">commit()</text:span></text:p>
            <text:p text:style-name="P2"><text:span text:style-name="T3">&gt;&gt;&gt;</text:span><text:span text:style-name="T4"> c</text:span><text:span text:style-name="T3">.</text:span><text:span text:style-name="T4">execute(</text:span><text:span text:style-name="T7">"SELECT * FROM persoana"</text:span><text:span text:style-name="T4">)</text:span></text:p>
            <text:p text:style-name="P2"><text:span text:style-name="T3">&gt;&gt;&gt;</text:span><text:span text:style-name="T4"> c</text:span><text:span text:style-name="T3">.</text:span><text:span text:style-name="T4">fetchall()</text:span></text:p>
            <text:p text:style-name="P3"><text:span text:style-name="T4">[(</text:span><text:span text:style-name="T7">u'Nume1'</text:span><text:span text:style-name="T4">, </text:span><text:span text:style-name="T7">u'Adresa1'</text:span><text:span text:style-name="T4">, </text:span><text:span text:style-name="T8">20.0</text:span><text:span text:style-name="T4">)]</text:span></text:p>
            <text:p text:style-name="P4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RM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3">
              <text:list-item>
                <text:p text:style-name="P5"><text:span text:style-name="T2">Object-relational mapping</text:span></text:p>
                <text:p text:style-name="P5"><text:span text:style-name="T10">(convertire date dintr-un sistem incompatibil in POO)</text:span></text:p>
              </text:list-item>
              <text:list-item>
                <text:p text:style-name="P5"><text:span text:style-name="T10">Pony, Django ORM, peewee, SQLAlchemy</text:span></text:p>
              </text:list-item>
              <text:list-item>
                <text:p text:style-name="P5"><text:span text:style-name="T10">Modele</text:span></text:p>
                <text:list>
                  <text:list-item>
                    <text:p><text:span text:style-name="T10">DataMapper</text:span></text:p>
                  </text:list-item>
                  <text:list-item>
                    <text:p><text:span text:style-name="T10">ActiveRecord</text:span></text:p>
                  </text:list-item>
                </text:list>
              </text:list-item>
              <text:list-item>
                <text:p text:style-name="P5"><text:span text:style-name="T10">SQLite, MySQL, PostgreSQL[, Oracle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DejaVu Sans Mono'" style:font-family-generic="swiss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smin Poieana</meta:initial-creator>
    <meta:creation-date>2014-05-31T08:12:27.864576896</meta:creation-date>
    <dc:date>2014-05-31T09:09:50.972311993</dc:date>
    <dc:creator>Cosmin Poieana</dc:creator>
    <meta:editing-duration>PT51M36S</meta:editing-duration>
    <meta:editing-cycles>17</meta:editing-cycles>
    <meta:generator>LibreOffice/4.2.3.3$Linux_X86_64 LibreOffice_project/420m0$Build-3</meta:generator>
    <meta:document-statistic meta:object-count="53"/>
  </office:meta>
</office:document-meta>
</file>